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27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science" style:data-style-name="N1"/>
    <style:style style:name="ce2" style:family="table-cell" style:parent-style-name="MuPad" style:data-style-name="N5000"/>
    <style:style style:name="ce3" style:family="table-cell" style:parent-style-name="science" style:data-style-name="N0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Compare to MuPad" table:style-name="ta1" table:print="false">
        <office:forms form:automatic-focus="false" form:apply-design-mode="false"/>
        <table:table-column table:style-name="co1" table:default-cell-style-name="science"/>
        <table:table-column table:style-name="co1" table:default-cell-style-name="Default"/>
        <table:table-column table:style-name="co1" table:default-cell-style-name="scienc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text_20_en" office:value-type="string" table:number-columns-spanned="3" table:number-rows-spanned="1">
            <text:p>The blue “MuPad” values are calculated with a CAS with symbolic calculation when possible and 300 digits otherwise. The values calculated with LOGEST should be near to them.</text:p>
          </table:table-cell>
          <table:covered-table-cell table:number-columns-repeated="2" table:style-name="Heading"/>
          <table:table-cell table:style-name="Heading" table:number-columns-repeated="2"/>
          <table:table-cell/>
        </table:table-row>
        <table:table-row table:style-name="ro2">
          <table:table-cell table:style-name="Heading" table:number-columns-repeated="5"/>
          <table:table-cell/>
        </table:table-row>
        <table:table-row table:style-name="ro2">
          <table:table-cell table:style-name="Heading" office:value-type="string">
            <text:p>X1</text:p>
          </table:table-cell>
          <table:table-cell table:style-name="Heading" office:value-type="string">
            <text:p>X2</text:p>
          </table:table-cell>
          <table:table-cell table:style-name="Heading" office:value-type="string">
            <text:p>Y=a*b1^X1*b2^X2+-1</text:p>
          </table:table-cell>
          <table:table-cell table:style-name="Heading"/>
          <table:table-cell table:style-name="Heading" office:value-type="string">
            <text:p>parameter</text:p>
          </table:table-cell>
          <table:table-cell/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table:formula="of:=[.$F$4]*[.$F$5]^[.A4]*[.$F$6]^[.B4]+1" office:value-type="float" office:value="81">
            <text:p>81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table:formula="of:=[.$F$4]*[.$F$5]^[.A5]*[.$F$6]^[.B5]-1" office:value-type="float" office:value="7679">
            <text:p>7679</text:p>
          </table:table-cell>
          <table:table-cell/>
          <table:table-cell table:style-name="ce5" office:value-type="string">
            <text:p>b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3" table:formula="of:=[.$F$4]*[.$F$5]^[.A6]*[.$F$6]^[.B6]+1" office:value-type="float" office:value="2949121">
            <text:p>2949121</text:p>
          </table:table-cell>
          <table:table-cell/>
          <table:table-cell table:style-name="ce5" office:value-type="string">
            <text:p>b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3" table:formula="of:=[.$F$4]*[.$F$5]^[.A7]*[.$F$6]^[.B7]-1" office:value-type="float" office:value="4529848319">
            <text:p>4529848319</text:p>
          </table:table-cell>
          <table:table-cell/>
          <table:table-cell table:style-name="ce5"/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Heading" office:value-type="string">
            <text:p>LOGEST Formula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table:number-matrix-columns-spanned="3" table:number-matrix-rows-spanned="5" table:formula="of:=LOGEST([.C4:.C7];[.A4:.B7];1;1)" office:value-type="float" office:value="2.00628605672918">
            <text:p>2.00628605672918E+000</text:p>
          </table:table-cell>
          <table:table-cell table:style-name="science" office:value-type="float" office:value="2.923939621985">
            <text:p>2.92393962198500E+000</text:p>
          </table:table-cell>
          <table:table-cell office:value-type="float" office:value="4.99614854962151">
            <text:p>4.99614854962151E+000</text:p>
          </table:table-cell>
          <table:table-cell table:number-columns-repeated="3"/>
        </table:table-row>
        <table:table-row table:style-name="ro2">
          <table:table-cell office:value-type="float" office:value="0.00143266976163233">
            <text:p>1.43266976163233E-003</text:p>
          </table:table-cell>
          <table:table-cell table:style-name="science" office:value-type="float" office:value="0.0101102237248046">
            <text:p>1.01102237248046E-002</text:p>
          </table:table-cell>
          <table:table-cell office:value-type="float" office:value="0.00492138224704894">
            <text:p>4.92138224704894E-003</text:p>
          </table:table-cell>
          <table:table-cell table:number-columns-repeated="3"/>
        </table:table-row>
        <table:table-row table:style-name="ro2">
          <table:table-cell office:value-type="float" office:value="0.999999954073877">
            <text:p>9.99999954073877E-001</text:p>
          </table:table-cell>
          <table:table-cell table:style-name="science" office:value-type="float" office:value="0.00286533952326466">
            <text:p>2.86533952326466E-003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office:value-type="float" office:value="10887049.471425">
            <text:p>1.08870494714250E+007</text:p>
          </table:table-cell>
          <table:table-cell table:style-name="ce1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office:value-type="float" office:value="178.769066624602">
            <text:p>1.78769066624602E+002</text:p>
          </table:table-cell>
          <table:table-cell table:style-name="science" office:value-type="float" office:value="0.00000821017058358253">
            <text:p>8.21017058358253E-006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Heading" office:value-type="string">
            <text:p>LOGEST 3.3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.00628605672915">
            <text:p>2.00628605672915E+000</text:p>
          </table:table-cell>
          <table:table-cell table:style-name="science" office:value-type="float" office:value="2.92393962198537">
            <text:p>2.92393962198537E+000</text:p>
          </table:table-cell>
          <table:table-cell office:value-type="float" office:value="4.99614854962176">
            <text:p>4.99614854962176E+000</text:p>
          </table:table-cell>
          <table:table-cell table:number-columns-repeated="3"/>
        </table:table-row>
        <table:table-row table:style-name="ro2">
          <table:table-cell office:value-type="float" office:value="0.00143266976975226">
            <text:p>1.43266976975226E-003</text:p>
          </table:table-cell>
          <table:table-cell table:style-name="science" office:value-type="float" office:value="0.0101102237821063">
            <text:p>1.01102237821063E-002</text:p>
          </table:table-cell>
          <table:table-cell office:value-type="float" office:value="0.00492138227494181">
            <text:p>4.92138227494181E-003</text:p>
          </table:table-cell>
          <table:table-cell table:number-columns-repeated="3"/>
        </table:table-row>
        <table:table-row table:style-name="ro2">
          <table:table-cell office:value-type="float" office:value="0.999999954073876">
            <text:p>9.99999954073876E-001</text:p>
          </table:table-cell>
          <table:table-cell table:style-name="science" office:value-type="float" office:value="0.00286533953950452">
            <text:p>2.86533953950452E-003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office:value-type="float" office:value="10887049.3480161">
            <text:p>1.08870493480161E+007</text:p>
          </table:table-cell>
          <table:table-cell table:style-name="ce1" office:value-type="float" office:value="1">
            <text:p>1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office:value-type="float" office:value="178.769066624602">
            <text:p>1.78769066624602E+002</text:p>
          </table:table-cell>
          <table:table-cell table:style-name="science" office:value-type="float" office:value="0.00000821017067664798">
            <text:p>8.21017067664798E-006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MuPad" office:value-type="string">
            <text:p>MuPad Symbolic</text:p>
          </table:table-cell>
          <table:table-cell table:style-name="MuPad" table:number-columns-repeated="2"/>
          <table:table-cell table:number-columns-repeated="3"/>
        </table:table-row>
        <table:table-row table:style-name="ro2">
          <table:table-cell table:style-name="MuPad" office:value-type="float" office:value="2.00628605672918">
            <text:p>2.00628605672918E+000</text:p>
          </table:table-cell>
          <table:table-cell table:style-name="MuPad" office:value-type="float" office:value="2.92393962198499">
            <text:p>2.92393962198499E+000</text:p>
          </table:table-cell>
          <table:table-cell table:style-name="MuPad" office:value-type="float" office:value="4.99614854962151">
            <text:p>4.99614854962151E+000</text:p>
          </table:table-cell>
          <table:table-cell table:number-columns-repeated="3"/>
        </table:table-row>
        <table:table-row table:style-name="ro2">
          <table:table-cell table:style-name="MuPad" office:value-type="float" office:value="0.00143266976163193">
            <text:p>1.43266976163193E-003</text:p>
          </table:table-cell>
          <table:table-cell table:style-name="MuPad" office:value-type="float" office:value="0.0101102237248019">
            <text:p>1.01102237248019E-002</text:p>
          </table:table-cell>
          <table:table-cell table:style-name="MuPad" office:value-type="float" office:value="0.00492138224704758">
            <text:p>4.92138224704758E-003</text:p>
          </table:table-cell>
          <table:table-cell table:number-columns-repeated="3"/>
        </table:table-row>
        <table:table-row table:style-name="ro2">
          <table:table-cell table:style-name="MuPad" office:value-type="float" office:value="0.999999954073877">
            <text:p>9.99999954073877E-001</text:p>
          </table:table-cell>
          <table:table-cell table:style-name="MuPad" office:value-type="float" office:value="2.86533952326387">
            <text:p>2.86533952326387E+000</text:p>
          </table:table-cell>
          <table:table-cell table:style-name="MuPad"/>
          <table:table-cell table:number-columns-repeated="3"/>
        </table:table-row>
        <table:table-row table:style-name="ro2">
          <table:table-cell table:style-name="MuPad" office:value-type="float" office:value="10887049.471431">
            <text:p>1.08870494714310E+007</text:p>
          </table:table-cell>
          <table:table-cell table:style-name="ce2" office:value-type="float" office:value="1">
            <text:p>1</text:p>
          </table:table-cell>
          <table:table-cell table:style-name="MuPad"/>
          <table:table-cell table:number-columns-repeated="3"/>
        </table:table-row>
        <table:table-row table:style-name="ro2">
          <table:table-cell table:style-name="MuPad" office:value-type="float" office:value="178.769066624602">
            <text:p>1.78769066624602E+002</text:p>
          </table:table-cell>
          <table:table-cell table:style-name="MuPad" office:value-type="float" office:value="0.00000821017058357801">
            <text:p>8.21017058357801E-006</text:p>
          </table:table-cell>
          <table:table-cell table:style-name="MuPad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max">
      <number:scientific-number number:decimal-places="14" number:min-integer-digits="1" number:min-exponent-digits="3"/>
    </number:number-style>
    <number:number-style style:name="N119" number:title="fuenfzehn stellen">
      <number:number number:decimal-places="15" number:min-integer-digits="1"/>
    </number:number-style>
    <number:number-style style:name="N5116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20" number:title="vierzehn Stellen">
      <number:number number:decimal-places="14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7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8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6">
      <style:text-properties fo:color="#0000ff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21:3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2T18:56:34.14</meta:creation-date>
    <dc:title>development</dc:title>
    <meta:editing-duration>PT2H45M22S</meta:editing-duration>
    <meta:editing-cycles>25</meta:editing-cycles>
    <meta:generator>LibreOffice/3.3$Linux OpenOffice.org_project/330m12$Build-1</meta:generator>
    <meta:initial-creator>Regina Henschel</meta:initial-creator>
    <dc:date>2010-11-04T21:34:37</dc:date>
    <meta:document-statistic meta:table-count="1" meta:cell-count="68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myoffice/template/meineStandards/development.ots" meta:date="2010-11-02T18:56:32.51"/>
  </office:meta>
</office:document-meta>
</file>